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2000001D947612BD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9.0669in" svg:height="24.6335in" draw:transform="rotate (1.5707963267949) translate (0.217716535433071in 39.2011811023622in)">
            <draw:image xlink:href="Pictures/10000000000002C2000001D947612BD8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2:00:40.808333929</meta:creation-date>
    <dc:date>2016-03-12T12:03:13.283607027</dc:date>
    <meta:editing-duration>P0D</meta:editing-duration>
    <meta:editing-cycles>1</meta:editing-cycles>
    <meta:document-statistic meta:table-count="1" meta:cell-count="18" meta:object-count="1"/>
    <meta:generator>LibreOffice/4.2.8.2$Linux_X86_64 LibreOffice_project/420m0$Build-2</meta:generator>
  </office:meta>
</office:document-meta>
</file>